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5" office:value-type="string">
            <text:p>2022-07-18_08-00-46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0">
            <text:p>40</text:p>
          </table:table-cell>
          <table:table-cell table:style-name="ce5" office:value-type="string">
            <text:p>2022-07-19_15-42-24_000.jpg</text:p>
          </table:table-cell>
          <table:table-cell table:style-name="ce36" office:value-type="string">
            <text:p>:bookmemo / 読んだ本 / 『汗はすごい』 / 著者=菅屋潤臺 / 途中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bookmemo / 読んだ本 / 『汗はすごい』 / 著者=菅屋潤臺 / 途中">
            <text:p>:bookmemo / 読んだ本 / 『汗はすごい』 / 著者=菅屋潤臺 / 途中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5" office:value-type="string">
            <text:p>2022-07-19_15-42-31_000.jpg</text:p>
          </table:table-cell>
          <table:table-cell table:style-name="ce36" office:value-type="string">
            <text:p>:bookmemo / 読んだ本 / 『汗はすごい』 / 著者=菅屋潤臺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bookmemo / 読んだ本 / 『汗はすごい』 / 著者=菅屋潤臺 / 途中 ここまで">
            <text:p>:bookmemo / 読んだ本 / 『汗はすごい』 / 著者=菅屋潤臺 / 途中 ここまで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2">
            <text:p>42</text:p>
          </table:table-cell>
          <table:table-cell table:style-name="ce5" office:value-type="string">
            <text:p>2022-07-19_15-42-40_000.jpg</text:p>
          </table:table-cell>
          <table:table-cell table:style-name="ce27" office:value-type="string">
            <text:p>:bookmemo / 読んだ本 / 『日本語人の脳』 / 著者=角田忠信 / 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bookmemo / 読んだ本 / 『日本語人の脳』 / 著者=角田忠信 / 途中">
            <text:p>:bookmemo / 読んだ本 / 『日本語人の脳』 / 著者=角田忠信 / 途中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3">
            <text:p>43</text:p>
          </table:table-cell>
          <table:table-cell table:style-name="ce5" office:value-type="string">
            <text:p>2022-07-19_15-42-51_000.jpg</text:p>
          </table:table-cell>
          <table:table-cell table:style-name="ce27" office:value-type="string">
            <text:p>:bookmemo / 読んだ本 / 『日本語人の脳』 / 著者=角田忠信 / 途中 ここまで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bookmemo / 読んだ本 / 『日本語人の脳』 / 著者=角田忠信 / 途中 ここまで">
            <text:p>:bookmemo / 読んだ本 / 『日本語人の脳』 / 著者=角田忠信 / 途中 ここまで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2-07-17_07-47-51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5" office:value-type="string">
            <text:p>2022-07-18_07-21-51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PHOTO 起きた時刻 / 2022">
            <text:p>:m :PHOTO 起きた時刻 / 2022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5" office:value-type="string">
            <text:p>2022-07-19_07-31-05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起きた時刻 / 2022">
            <text:p>:m :PHOTO 起きた時刻 / 2022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5" office:value-type="string">
            <text:p>2022-07-17_04-47-57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5" office:value-type="string">
            <text:p>2022-07-17_01-39-5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PHOTO 寝た時刻 / 2022">
            <text:p>:m :PHOTO 寝た時刻 / 2022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19" office:value-type="string">
            <text:p>2022-07-18_03-01-1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PHOTO 寝た時刻 / 2022">
            <text:p>:m :PHOTO 寝た時刻 / 2022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5">
            <text:p>35</text:p>
          </table:table-cell>
          <table:table-cell table:style-name="ce5" office:value-type="string">
            <text:p>2022-07-19_01-53-2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寝た時刻 / 2022">
            <text:p>:m :PHOTO 寝た時刻 / 2022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5" office:value-type="string">
            <text:p>2022-07-19_01-47-07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5" office:value-type="string">
            <text:p>2022-07-16_13-14-12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5" office:value-type="string">
            <text:p>2022-07-16_21-11-1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5" office:value-type="string">
            <text:p>2022-07-17_12-34-25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5" office:value-type="string">
            <text:p>2022-07-17_20-56-5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5" office:value-type="string">
            <text:p>2022-07-18_12-15-11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5" office:value-type="string">
            <text:p>2022-07-18_21-12-4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8">
            <text:p>38</text:p>
          </table:table-cell>
          <table:table-cell table:style-name="ce18" office:value-type="string">
            <text:p>2022-07-19_12-02-12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4">
            <text:p>44</text:p>
          </table:table-cell>
          <table:table-cell table:style-name="ce5" office:value-type="string">
            <text:p>2022-07-19_21-01-1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食べた物 ">
            <text:p>:m 食べた物 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07-16_22-53-28_000.jpg</text:p>
          </table:table-cell>
          <table:table-cell table:style-name="ce27" office:value-type="string">
            <text:p>:m 東和 PHOTO / 220715f / 市が尾駅（電車）、千代橋（バス） / わかたけ都筑特別用語老人ホーム / １名（設備） / ヨコレイ（馬淵建設） / 日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東和 PHOTO / 220715f / 市が尾駅（電車）、千代橋（バス） / わかたけ都筑特別用語老人ホーム / １名（設備） / ヨコレイ（馬淵建設） / 日報">
            <text:p>:m 東和 PHOTO / 220715f / 市が尾駅（電車）、千代橋（バス） / わかたけ都筑特別用語老人ホーム / １名（設備） / ヨコレイ（馬淵建設） / 日報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5" office:value-type="string">
            <text:p>2022-07-17_07-50-39_000.jpg</text:p>
          </table:table-cell>
          <table:table-cell table:style-name="ce27" office:value-type="string">
            <text:p>:PHOTO 記録 / 作ったもの / 結び,knot / knot=もやい；巻き結び；トラッカーズ,for=~,other=~,material=トラロー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PHOTO 記録 / 作ったもの / 結び,knot / knot=もやい；巻き結び；トラッカーズ,for=~,other=~,material=トラロープ">
            <text:p>:PHOTO 記録 / 作ったもの / 結び,knot / knot=もやい；巻き結び；トラッカーズ,for=~,other=~,material=トラロープ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5" office:value-type="string">
            <text:p>2022-07-17_07-57-1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5" office:value-type="string">
            <text:p>2022-07-18_07-32-3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5" office:value-type="string">
            <text:p>2022-07-19_07-44-2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5" office:value-type="string">
            <text:p>2022-07-16_18-02-47_000.jpg</text:p>
          </table:table-cell>
          <table:table-cell table:style-name="ce27" office:value-type="string">
            <text:p>:m RES 1*2 / free# JVEMV6 68#_311:1 / 68. theoretical-physics(tp) / topics=熱力学,w=~,doc=r-7-A12-1.1.1#5-4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1*2 / free# JVEMV6 68#_311:1 / 68. theoretical-physics(tp) / topics=熱力学,w=~,doc=r-7-A12-1.1.1#5-4,s=~,i=~,other=~">
            <text:p>:m RES 1*2 / free# JVEMV6 68#_311:1 / 68. theoretical-physics(tp) / topics=熱力学,w=~,doc=r-7-A12-1.1.1#5-4,s=~,i=~,other=~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5" office:value-type="string">
            <text:p>2022-07-16_18-03-03_000.jpg</text:p>
          </table:table-cell>
          <table:table-cell table:style-name="ce27" office:value-type="string">
            <text:p>:m RES 2*2 / free# JVEMV6 68#_311:1 / 68. theoretical-physics(tp) / topics=熱力学,w=~,doc=r-7-A12-1.1.1#5-7.1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2*2 / free# JVEMV6 68#_311:1 / 68. theoretical-physics(tp) / topics=熱力学,w=~,doc=r-7-A12-1.1.1#5-7.1,s=~,i=~,other=~">
            <text:p>:m RES 2*2 / free# JVEMV6 68#_311:1 / 68. theoretical-physics(tp) / topics=熱力学,w=~,doc=r-7-A12-1.1.1#5-7.1,s=~,i=~,other=~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5" office:value-type="string">
            <text:p>2022-07-16_19-15-23_000.jpg</text:p>
          </table:table-cell>
          <table:table-cell table:style-name="ce27" office:value-type="string">
            <text:p>:m :篠笛,shinobue #*# / session-memo / p.1:genre=melody,key=h-7(A),notes=7-4-7-6-7,file-piece-other=~ \\\ p.2:genre=melody:sabi,notes=4`-7`-7`-4`-3`-3`-4`,file-piece-other=continue:p.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:篠笛,shinobue #*# / session-memo / p.1:genre=melody,key=h-7(A),notes=7-4-7-6-7,file-piece-other=~ \\\ p.2:genre=melody:sabi,notes=4`-7`-7`-4`-3`-3`-4`,file-piece-other=continue:p.1">
            <text:p>:m :篠笛,shinobue #*# / session-memo / p.1:genre=melody,key=h-7(A),notes=7-4-7-6-7,file-piece-other=~ \\\ p.2:genre=melody:sabi,notes=4`-7`-7`-4`-3`-3`-4`,file-piece-other=continue:p.1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5" office:value-type="string">
            <text:p>2022-07-16_22-54-25_000.jpg</text:p>
          </table:table-cell>
          <table:table-cell table:style-name="ce27" office:value-type="string">
            <text:p>:m other / 記録　文書 / @自室 / subject=やること：着替え：手順,content=現場についたとき；作業が終わったあと,other=身支度するときに、手提げに付けて、掲げてお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other / 記録　文書 / @自室 / subject=やること：着替え：手順,content=現場についたとき；作業が終わったあと,other=身支度するときに、手提げに付けて、掲げておく">
            <text:p>:m other / 記録　文書 / @自室 / subject=やること：着替え：手順,content=現場についたとき；作業が終わったあと,other=身支度するときに、手提げに付けて、掲げておく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5" office:value-type="string">
            <text:p>2022-07-17_10-02-55_000.jpg</text:p>
          </table:table-cell>
          <table:table-cell table:style-name="ce27" office:value-type="string">
            <text:p>:m 東和 PHOTO / 220715f / 市が尾駅（電車）、千代橋（バス） / わかたけ都筑特別用語老人ホーム / １名（設備） / ヨコレイ（馬淵建設） / 日誌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715f / 市が尾駅（電車）、千代橋（バス） / わかたけ都筑特別用語老人ホーム / １名（設備） / ヨコレイ（馬淵建設） / 日誌">
            <text:p>:m 東和 PHOTO / 220715f / 市が尾駅（電車）、千代橋（バス） / わかたけ都筑特別用語老人ホーム / １名（設備） / ヨコレイ（馬淵建設） / 日誌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5" office:value-type="string">
            <text:p>2022-07-17_16-32-06_000.jpg</text:p>
          </table:table-cell>
          <table:table-cell table:style-name="ce27" office:value-type="string">
            <text:p>:m RES 1*2 / free# JVEMV6 68#_312:1 / 68. theoretical-physics(tp) / topics=熱力学,w=~,doc=r-7-A12-1.1.1#5-7.2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RES 1*2 / free# JVEMV6 68#_312:1 / 68. theoretical-physics(tp) / topics=熱力学,w=~,doc=r-7-A12-1.1.1#5-7.2,s=~,i=~,other=calc+">
            <text:p>:m RES 1*2 / free# JVEMV6 68#_312:1 / 68. theoretical-physics(tp) / topics=熱力学,w=~,doc=r-7-A12-1.1.1#5-7.2,s=~,i=~,other=calc+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5" office:value-type="string">
            <text:p>2022-07-17_16-32-28_000.jpg</text:p>
          </table:table-cell>
          <table:table-cell table:style-name="ce27" office:value-type="string">
            <text:p>:m RES 2*2 / free# JVEMV6 68#_312:1 / 68. theoretical-physics(tp) / topics=熱力学,w=~,doc=r-7-A12-1.1.1#6.2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RES 2*2 / free# JVEMV6 68#_312:1 / 68. theoretical-physics(tp) / topics=熱力学,w=~,doc=r-7-A12-1.1.1#6.2,s=~,i=~,other=~">
            <text:p>:m RES 2*2 / free# JVEMV6 68#_312:1 / 68. theoretical-physics(tp) / topics=熱力学,w=~,doc=r-7-A12-1.1.1#6.2,s=~,i=~,other=~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2-07-17_17-37-22_000.jpg</text:p>
          </table:table-cell>
          <table:table-cell table:style-name="ce27" office:value-type="string">
            <text:p>:m 1*1 / memo:other(m:other) / topic=年金：免除の件, about=免除申請：お母さんに、お金を出してもらえないか、尋ねる,content=~,other=~,file-id=2022-07-17_17-37-22_000.jpg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1*1 / memo:other(m:other) / topic=年金：免除の件, about=免除申請：お母さんに、お金を出してもらえないか、尋ねる,content=~,other=~,file-id=2022-07-17_17-37-22_000.jpg">
            <text:p>:m 1*1 / memo:other(m:other) / topic=年金：免除の件, about=免除申請：お母さんに、お金を出してもらえないか、尋ねる,content=~,other=~,file-id=2022-07-17_17-37-22_000.jpg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5" office:value-type="string">
            <text:p>2022-07-17_19-04-10_000.jpg</text:p>
          </table:table-cell>
          <table:table-cell table:style-name="ce27" office:value-type="string">
            <text:p>:m :篠笛,shinobue #*# / session-memo / p.1:genre=melody,notes=4`-6`-4`-3`-4`-3`-7,file-piece-other=~ \\\ p.2:genre=melody,notes=4`-6`-6`-4`-6`,file-piece-other=~ \\\ p.3:genre=melody,key=h-7`(A),notes=4`-4``-4``-7`-4``-5``-4``-7`,file-piece-other=~ \\\ log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:篠笛,shinobue #*# / session-memo / p.1:genre=melody,notes=4`-6`-4`-3`-4`-3`-7,file-piece-other=~ \\\ p.2:genre=melody,notes=4`-6`-6`-4`-6`,file-piece-other=~ \\\ p.3:genre=melody,key=h-7`(A),notes=4`-4``-4``-7`-4``-5``-4``-7`,file-piece-other=~ \\\ log">
            <text:p>:m :篠笛,shinobue #*# / session-memo / p.1:genre=melody,notes=4`-6`-4`-3`-4`-3`-7,file-piece-other=~ \\\ p.2:genre=melody,notes=4`-6`-6`-4`-6`,file-piece-other=~ \\\ p.3:genre=melody,key=h-7`(A),notes=4`-4``-4``-7`-4``-5``-4``-7`,file-piece-other=~ \\\ log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5" office:value-type="string">
            <text:p>2022-07-18_00-21-18_000.jpg</text:p>
          </table:table-cell>
          <table:table-cell table:style-name="ce27" office:value-type="string">
            <text:p>:PHOTO 記録 / 文書:knot　/ occasion=作ったもの：記録しておく / for=2022-07-17:もやい；トラッカーズ；巻き結び；巻き結び~2022-07-15:もやい；自在；自在 / doc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PHOTO 記録 / 文書:knot　/ occasion=作ったもの：記録しておく / for=2022-07-17:もやい；トラッカーズ；巻き結び；巻き結び~2022-07-15:もやい；自在；自在 / doc=~,other=~">
            <text:p>:PHOTO 記録 / 文書:knot　/ occasion=作ったもの：記録しておく / for=2022-07-17:もやい；トラッカーズ；巻き結び；巻き結び~2022-07-15:もやい；自在；自在 / doc=~,other=~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5" office:value-type="string">
            <text:p>2022-07-18_15-11-59_000.jpg</text:p>
          </table:table-cell>
          <table:table-cell table:style-name="ce36" office:value-type="string">
            <text:p>:m RES 1*3 / free# JVEMV6 68#_313:1 / 68. theoretical-physics(tp) / topics=統計力学,w=~,doc=r-7-A12-2.1(rev-1)#1,s=~,i=~,other=memo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RES 1*3 / free# JVEMV6 68#_313:1 / 68. theoretical-physics(tp) / topics=統計力学,w=~,doc=r-7-A12-2.1(rev-1)#1,s=~,i=~,other=memo+">
            <text:p>:m RES 1*3 / free# JVEMV6 68#_313:1 / 68. theoretical-physics(tp) / topics=統計力学,w=~,doc=r-7-A12-2.1(rev-1)#1,s=~,i=~,other=memo+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string">
            <text:p>2022-07-18_15-12-16_000.jpg</text:p>
          </table:table-cell>
          <table:table-cell table:style-name="ce36" office:value-type="string">
            <text:p>:m RES 2*3 / free# JVEMV6 68#_313:1 / 68. theoretical-physics(tp) / topics=統計力学,w=~,doc=r-7-A12-2.1(rev-1)#1,s=~,i=~,other=memo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RES 2*3 / free# JVEMV6 68#_313:1 / 68. theoretical-physics(tp) / topics=統計力学,w=~,doc=r-7-A12-2.1(rev-1)#1,s=~,i=~,other=memo+">
            <text:p>:m RES 2*3 / free# JVEMV6 68#_313:1 / 68. theoretical-physics(tp) / topics=統計力学,w=~,doc=r-7-A12-2.1(rev-1)#1,s=~,i=~,other=memo+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5" office:value-type="string">
            <text:p>2022-07-18_15-12-37_000.jpg</text:p>
          </table:table-cell>
          <table:table-cell table:style-name="ce36" office:value-type="string">
            <text:p>:m RES 3*3 / free# JVEMV6 68#_313:1 / 68. theoretical-physics(tp) / topics=統計力学,w=~,doc=r-7-A12-2.1(rev-1)#1-3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RES 3*3 / free# JVEMV6 68#_313:1 / 68. theoretical-physics(tp) / topics=統計力学,w=~,doc=r-7-A12-2.1(rev-1)#1-3,s=~,i=~,other=calc+">
            <text:p>:m RES 3*3 / free# JVEMV6 68#_313:1 / 68. theoretical-physics(tp) / topics=統計力学,w=~,doc=r-7-A12-2.1(rev-1)#1-3,s=~,i=~,other=calc+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string">
            <text:p>2022-07-18_17-24-19_000.jpg</text:p>
          </table:table-cell>
          <table:table-cell table:style-name="ce36" office:value-type="string">
            <text:p>:PHOTO 記録 / 文書：コレポン / #*# / about=ペガスス：行きます旨の連絡,with=蛇口さん,content=~,other=~ / N~</text:p>
          </table:table-cell>
          <table:table-cell table:style-name="ce15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PHOTO 記録 / 文書：コレポン / #*# / about=ペガスス：行きます旨の連絡,with=蛇口さん,content=~,other=~ / N~">
            <text:p>:PHOTO 記録 / 文書：コレポン / #*# / about=ペガスス：行きます旨の連絡,with=蛇口さん,content=~,other=~ / N~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5" office:value-type="string">
            <text:p>2022-07-18_17-55-34_000.jpg</text:p>
          </table:table-cell>
          <table:table-cell table:style-name="ce36" office:value-type="string">
            <text:p>:m RES 1*1 / free# JVEMV6 68#_313:2 / 68. theoretical-physics(tp) / topics=重力測定：地球観測,w=~,doc=r-8-1~9.2.1#1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RES 1*1 / free# JVEMV6 68#_313:2 / 68. theoretical-physics(tp) / topics=重力測定：地球観測,w=~,doc=r-8-1~9.2.1#1,s=~,i=~,other=memo+">
            <text:p>:m RES 1*1 / free# JVEMV6 68#_313:2 / 68. theoretical-physics(tp) / topics=重力測定：地球観測,w=~,doc=r-8-1~9.2.1#1,s=~,i=~,other=memo+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8" office:value-type="string">
            <text:p>2022-07-18_19-03-41_000.jpg</text:p>
          </table:table-cell>
          <table:table-cell table:style-name="ce36" office:value-type="string">
            <text:p>:m :篠笛,shinobue #*# / session-memo / p.1:genre=melody,notes=4`-7`-4`-3`-4`,file-piece-other=~ \\\ p.2:genre=melody,key=h-2`(C),notes=4`-6`-7`-6`-4`,file-piece-other=~ \\\ p.3:genre=melody,notes=4`-3`-4`-7-4`-3`,file-piece-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:篠笛,shinobue #*# / session-memo / p.1:genre=melody,notes=4`-7`-4`-3`-4`,file-piece-other=~ \\\ p.2:genre=melody,key=h-2`(C),notes=4`-6`-7`-6`-4`,file-piece-other=~ \\\ p.3:genre=melody,notes=4`-3`-4`-7-4`-3`,file-piece-other=~">
            <text:p>:m :篠笛,shinobue #*# / session-memo / p.1:genre=melody,notes=4`-7`-4`-3`-4`,file-piece-other=~ \\\ p.2:genre=melody,key=h-2`(C),notes=4`-6`-7`-6`-4`,file-piece-other=~ \\\ p.3:genre=melody,notes=4`-3`-4`-7-4`-3`,file-piece-other=~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5" office:value-type="string">
            <text:p>2022-07-18_19-04-06_000.jpg</text:p>
          </table:table-cell>
          <table:table-cell table:style-name="ce36" office:value-type="string">
            <text:p>:m :篠笛,shinobue #*# / session-memo / log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:篠笛,shinobue #*# / session-memo / log">
            <text:p>:m :篠笛,shinobue #*# / session-memo / log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5" office:value-type="string">
            <text:p>2022-07-19_14-23-03_000.jpg</text:p>
          </table:table-cell>
          <table:table-cell table:style-name="ce36" office:value-type="string">
            <text:p>:m RES 1*1 / free# JVEMV6 68#_314:1 / 68. theoretical-physics(tp) / topics=重力測定：地球観測,w=~,doc=r-8-1~9.2.1#2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RES 1*1 / free# JVEMV6 68#_314:1 / 68. theoretical-physics(tp) / topics=重力測定：地球観測,w=~,doc=r-8-1~9.2.1#2,s=~,i=~,other=~">
            <text:p>:m RES 1*1 / free# JVEMV6 68#_314:1 / 68. theoretical-physics(tp) / topics=重力測定：地球観測,w=~,doc=r-8-1~9.2.1#2,s=~,i=~,other=~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5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8])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45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0">2022/07/20</text:date>, <text:time>10:25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7-20T10:25:31</dc:date>
    <dc:creator>iwabuchi ken</dc:creator>
    <meta:editing-duration>P48DT4H24M56S</meta:editing-duration>
    <meta:editing-cycles>15576</meta:editing-cycles>
    <meta:document-statistic meta:table-count="2" meta:cell-count="943" meta:object-count="0"/>
    <meta:user-defined meta:name="qrichtext">1</meta:user-defined>
  </office:meta>
</office:document-meta>
</file>